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2672" officeooo:paragraph-rsid="000f267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f2672" officeooo:paragraph-rsid="000f2672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bold" officeooo:rsid="0012eb91" officeooo:paragraph-rsid="0012eb9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623be" officeooo:paragraph-rsid="001623b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9f624" officeooo:paragraph-rsid="0019f62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19f624" officeooo:paragraph-rsid="0019f624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b6725" officeooo:paragraph-rsid="001b6725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034" style:font-weight-asian="normal" style:font-weight-complex="normal"/>
    </style:style>
    <style:style style:name="T3" style:family="text">
      <style:text-properties fo:font-weight="normal" officeooo:rsid="0014ea12" style:font-weight-asian="normal" style:font-weight-complex="normal"/>
    </style:style>
    <style:style style:name="T4" style:family="text">
      <style:text-properties fo:font-weight="normal" officeooo:rsid="001623b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#1, Κβάντιση</text:p>
      <text:p text:style-name="P1"/>
      <text:p text:style-name="P2">Γ) <text:span text:style-name="T1">Για Κ = 5 το μέσο τετραγωνικό σφάλμα είναι υψηλό, αφού η εικόνα χάνει πολύ λεπτομέρεια.</text:span></text:p>
      <text:p text:style-name="P2"><text:span text:style-name="T1"/></text:p>
      <text:p text:style-name="P3">Για Κ = 20 το μέσο τετραγωνικό σφάλμα μειώνεται αρκετά και η εικόνα πλησιάζει περισσότερο την αρχική.</text:p>
      <text:p text:style-name="P2"><text:span text:style-name="T1"/></text:p>
      <text:p text:style-name="P3">Για Κ = 100 το μέσο τετραγωνικό σφάλμα είναι αρκετά μικρό με αποτέλεσμα να υπάρχει ελάχιστη διαφορά σε σχέση με την αρχική.</text:p>
      <text:p text:style-name="P2"><text:span text:style-name="T1"/></text:p>
      <text:p text:style-name="P3">Για Κ = 1000 η εικόνα φαίνεται ίδια με την αρχική αφού το μέσο τετραγωνικό σφάλμα είναι πλέων πολύ μικρό. </text:p>
      <text:p text:style-name="P2"><text:span text:style-name="T1"/></text:p>
      <text:p text:style-name="P2"/>
      <text:p text:style-name="P2">Άσκηση #2, Μετασχηματισμός Fourier:<text:span text:style-name="T1"> </text:span></text:p>
      <text:p text:style-name="P2"><text:span text:style-name="T1"/></text:p>
      <text:p text:style-name="P2">Γ) <text:span text:style-name="T2">Η εικόνα έχει αλλοιωθεί σε μεγάλο βαθμό, έχει χαθεί η λεπτομέρεια και εμφανίζονται παραμορφώσεις.</text:span></text:p>
      <text:p text:style-name="P2"><text:span text:style-name="T2"/></text:p>
      <text:p text:style-name="P2"/>
      <text:p text:style-name="P2">Άσκηση #3, Φιλτράρισμα:</text:p>
      <text:p text:style-name="P2"/>
      <text:p text:style-name="P4">Ερώτημα Α: <text:span text:style-name="T1">Για να εντοπιστούν οι λεπτομέρειες στην εικόνα, χρησιμοποιείται η μέθοδος Otsu όπου διαχωρίζει το αντικείμενο με το background. Η αρχική εικόνα ορίζεται στην μεταβλητή girlface. Στη συνέχεια γίνεται ο διαχωρισμός αντικειμένου και backgrοund και με βάση τον διαχωρισμό δημιουργείται μία δυαδική εικόνα ό</text:span><text:span text:style-name="T3">που φαίνονται απομονομένα τα κύρια στοιχεία του αντικειμένου</text:span><text:span text:style-name="T1">.<text:tab/> </text:span></text:p>
      <text:p text:style-name="P4"/>
      <text:p text:style-name="P4">Ερώτημα Β: <text:span text:style-name="T3">Για τον εντοπισμό των περιγραμμάτων των αντικειμένων, χρησιμοποιείται η μέθοδος Canny. Η αρχική εικόνα ορίζεται στην μεταβλητή fruits. Χρησιμοποιείται Gaussian Blur ώστε να έχουμε πιο καθαρό αποτέλεσμα και τελος εφαρμόζεται σε αυτό η μέθοδος Canny για να εντοπιστούν τα περιγράμματα.</text:span></text:p>
      <text:p text:style-name="P4"/>
      <text:p text:style-name="P4">Ερώτημα Γ: <text:span text:style-name="T3">Για τον εντοπισμό των λεπτομερειών χρησιμοποιείται η μέθοδος Laplacian. </text:span><text:span text:style-name="T4">Η αρχική εικόνα ορίζεται στην μεταβλητή leaf. Χρησιμοποιείται η μέθοδος Laplacian στο συγκεκριμένο ερώτημα επειδή </text:span></text:p>
      <text:p text:style-name="P5"><text:soft-page-break/><text:span text:style-name="T1">είναι η πιο κατάλληλη μέθοδος για να εντοπίσει τις λεπτομέρειες του φύλλου. </text:span></text:p>
      <text:p text:style-name="P5"><text:span text:style-name="T1"/></text:p>
      <text:p text:style-name="P5"/>
      <text:p text:style-name="P5">Άσκηση #4, Βελτιστοποίηση:</text:p>
      <text:p text:style-name="P5"/>
      <text:p text:style-name="P6">Ερώτημα Α:</text:p>
      <text:p text:style-name="P7">Εικόνα 1: Για την βελτιστοποίηση της εικόνας 1 χρησιμοποιείται Gaussian Blur. </text:p>
      <text:p text:style-name="P8">Εικόνα 2: Για την βελτιστοποίηση της εικόνας 2 χρησιμοποιείται Median φίλτρο. Αυτό γιατί το Median είναι κατάλληλο για salt &amp; pepper θόρυβο. Το μόνο που κάνουμε, είναι να χρησιμοποιήσουμε την median() ώστε να απομακρύνει τον θόρυβο απο την εικόνα. </text:p>
      <text:p text:style-name="P4"><text:span text:style-name="T1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22:02.015477050</meta:creation-date>
    <dc:date>2025-05-01T21:41:31.645250017</dc:date>
    <meta:editing-duration>PT23M25S</meta:editing-duration>
    <meta:editing-cycles>3</meta:editing-cycles>
    <meta:generator>LibreOffice/24.8.5.2$Linux_X86_64 LibreOffice_project/480$Build-2</meta:generator>
    <meta:document-statistic meta:table-count="0" meta:image-count="0" meta:object-count="0" meta:page-count="2" meta:paragraph-count="16" meta:word-count="288" meta:character-count="1903" meta:non-whitespace-character-count="1623"/>
  </office:meta>
</office:document-meta>
</file>